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16.722cm" fo:margin-left="1.905cm" table:align="left"/>
    </style:style>
    <style:style style:name="Πίνακας1.A" style:family="table-column">
      <style:table-column-properties style:column-width="0.353cm"/>
    </style:style>
    <style:style style:name="Πίνακας1.B" style:family="table-column">
      <style:table-column-properties style:column-width="16.369cm"/>
    </style:style>
    <style:style style:name="Πίνακας1.A1" style:family="table-cell">
      <style:table-cell-properties style:vertical-align="middle"/>
    </style:style>
    <style:style style:name="Πίνακας2" style:family="table">
      <style:table-properties style:width="11.562cm" fo:margin-left="1.905cm" table:align="left"/>
    </style:style>
    <style:style style:name="Πίνακας2.A" style:family="table-column">
      <style:table-column-properties style:column-width="0.353cm"/>
    </style:style>
    <style:style style:name="Πίνακας2.B" style:family="table-column">
      <style:table-column-properties style:column-width="11.21cm"/>
    </style:style>
    <style:style style:name="Πίνακας2.A1" style:family="table-cell">
      <style:table-cell-properties style:vertical-align="middle"/>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fo:language="el" fo:country="GR"/>
    </style:style>
    <style:style style:name="P3" style:family="paragraph" style:parent-style-name="Standard">
      <style:paragraph-properties style:writing-mode="lr-tb"/>
      <style:text-properties fo:font-size="14pt" fo:language="el" fo:country="GR" fo:font-weight="bold" style:font-size-asian="14pt" style:font-weight-asian="bold" style:font-size-complex="14pt" style:font-weight-complex="bold"/>
    </style:style>
    <style:style style:name="P4" style:family="paragraph" style:parent-style-name="Standard">
      <style:paragraph-properties fo:margin-left="1.058cm" fo:margin-right="0cm" fo:text-indent="0cm" style:auto-text-indent="false"/>
      <style:text-properties fo:language="el" fo:country="GR"/>
    </style:style>
    <style:style style:name="P5" style:family="paragraph" style:parent-style-name="Standard">
      <style:paragraph-properties fo:margin-left="1.058cm" fo:margin-right="0cm" fo:text-indent="0cm" style:auto-text-indent="false"/>
      <style:text-properties fo:font-size="20pt" fo:language="el" fo:country="GR" style:font-size-asian="20pt" style:font-size-complex="20pt"/>
    </style:style>
    <style:style style:name="P6" style:family="paragraph" style:parent-style-name="Standard">
      <style:paragraph-properties fo:margin-left="1.058cm" fo:margin-right="0cm" fo:text-indent="0cm" style:auto-text-indent="false"/>
      <style:text-properties fo:font-size="18pt" fo:language="el" fo:country="GR" style:font-size-asian="18pt" style:font-size-complex="18pt"/>
    </style:style>
    <style:style style:name="P7" style:family="paragraph" style:parent-style-name="Text_20_body">
      <style:paragraph-properties fo:margin-left="1.058cm" fo:margin-right="0cm" fo:text-indent="0cm" style:auto-text-indent="false"/>
    </style:style>
    <style:style style:name="P8" style:family="paragraph" style:parent-style-name="Standard">
      <style:paragraph-properties fo:margin-top="0cm" fo:margin-bottom="0cm" style:contextual-spacing="false" style:writing-mode="lr-tb"/>
      <style:text-properties fo:language="el" fo:country="GR"/>
    </style:style>
    <style:style style:name="P9" style:family="paragraph" style:parent-style-name="Table_20_Contents">
      <style:paragraph-properties fo:margin-top="0cm" fo:margin-bottom="0cm" style:contextual-spacing="false"/>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left="0cm" fo:margin-right="0cm" fo:margin-top="0cm" fo:margin-bottom="0cm" style:contextual-spacing="false" fo:text-indent="0cm" style:auto-text-indent="false"/>
    </style:style>
    <style:style style:name="P12" style:family="paragraph" style:parent-style-name="Standard">
      <style:paragraph-properties fo:margin-left="1.058cm" fo:margin-right="0cm" fo:text-indent="0cm" style:auto-text-indent="false"/>
      <style:text-properties fo:language="el" fo:country="GR"/>
    </style:style>
    <style:style style:name="P13" style:family="paragraph" style:parent-style-name="Text_20_body" style:master-page-name="HTML">
      <style:paragraph-properties style:page-number="auto"/>
    </style:style>
    <style:style style:name="T1" style:family="text">
      <style:text-properties fo:font-weight="bold" style:font-weight-asian="bold" style:font-weight-complex="bold"/>
    </style:style>
    <style:style style:name="T2" style:family="text">
      <style:text-properties fo:language="el" fo:country="GR"/>
    </style:style>
    <style:style style:name="T3" style:family="text">
      <style:text-properties fo:language="el" fo:country="GR" fo:font-weight="bold" style:font-weight-asian="bold" style:font-weight-complex="bold"/>
    </style:style>
    <style:style style:name="T4" style:family="text">
      <style:text-properties fo:language="el" fo:country="GR" fo:background-color="transparent" loext:char-shading-value="0"/>
    </style:style>
    <style:style style:name="T5" style:family="text">
      <style:text-properties fo:font-size="18pt" fo:font-weight="bold" style:font-size-asian="18pt" style:font-weight-asian="bold" style:font-size-complex="18pt" style:font-weight-complex="bol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office:forms form:automatic-focus="false" form:apply-design-mode="false">
        <form:form form:name="unnamed0" form:apply-filter="true" form:control-implementation="ooo:com.sun.star.form.component.Form" office:target-frame="" xlink:href="file:///media/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section text:style-name="Sect1" text:name="main">
        <text:p text:style-name="Heading_20_1">Συναντήσεις</text:p>
        <text:section text:style-name="Sect1" text:name="section_1">
          <text:h text:style-name="Heading_20_2" text:outline-level="2"/>
        </text:section>
        <text:section text:style-name="Sect1" text:name="section_2">
          <text:p text:style-name="P6"><text:span text:style-name="T1">Επισκόπηση</text:span> </text:p>
          <text:p text:style-name="P4"><text:line-break/>Η ενότητα “Συναντήσεις” έχει εισαχθεί ως ξεχωριστή ενότητα στο Release 6.2.0 για να καταστεί δυνατή η ευκολία χρήσης και πρόσβασης. Χρησιμοποιήστε αυτή την ενότητα για να προγραμματίσετε, να προβάλετε και να διαχειριστείτε τις συνεδριάσεις. </text:p>
          <text:p text:style-name="P5"><text:line-break/><text:span text:style-name="T5">Ενέργειες Συναντήσεων</text:span></text:p>
          <text:p text:style-name="P4"><text:line-break/>Η μπάρα Ενεργειών στην καρτέλα Συναντήσεις εμφανίζει τις ακόλουθες επιλογές: </text:p>
          <text:p text:style-name="P4"><text:line-break/><text:span text:style-name="T1">Προγραμματισμός Συνάντησης. </text:span>Κάντε κλικ σε αυτή την επιλογή για να προγραμματίσετε μια συνάντηση, όπως περιγράφεται στο Προγραμματισμός Συναντήσεων. </text:p>
          <text:p text:style-name="P4"><text:line-break/><text:span text:style-name="T1">Προβολή Συνάντησης. </text:span>Κάντε κλικ σε αυτή την επιλογή για να προβάλετε και να διαχειριστείτε τις συνεδριάσεις, όπως περιγράφεται στη Διαχείριση <text:s/>Συναντήσεων. </text:p>
          <text:p text:style-name="P4"><text:line-break/><text:span text:style-name="T1">Εισαγωγή Συναντήσεων. </text:span><text:s/>Κάντε αυτήν την επιλογή για την εισαγωγή εξωτερικών δεδομένων, όπως περιγράφεται στην Εισαγωγή Δεδομένων. <text:line-break/></text:p>
          <text:p text:style-name="P7"/>
        </text:section>
        <text:section text:style-name="Sect1" text:name="section_3">
          <text:h text:style-name="Heading_20_2" text:outline-level="2">Προγραμματισμός Συναντήσεων</text:h>
          <text:p text:style-name="P4">Μπορείτε να προγραμματίσετε συναντήσεις με τους χρήστες, επαφές και οδηγούς. Όταν προγραμματίσετε μια κλήση ή μια συνάντηση, δημιουργείτε ένα αρχείο με πληροφορίες σχετικά με το θέμα της συζήτησης, τους συμμετέχοντες, το χρονικό διάστημα, και την κατάσταση. Αφού αποθηκεύσετε αυτές τις πληροφορίες, μπορείτε να στείλετε μια πρόσκληση σε όλους τους συμμετέχοντες αμέσως ή σε μεταγενέστερη ημερομηνία. Μπορείτε να δημιουργήσετε μια σημείωση ή να προσθέσετε συνημμένα πριν ή μετά συμβεί μια συνάντηση. Αφού ολοκληρώσετε την συνάντηση, ή αν ακυρώσετε για οποιοδήποτε λόγο, μπορείτε να ενημερώσετε την κατάστασή της. </text:p>
          <text:p text:style-name="P4"/>
          <text:p text:style-name="P4">Η Δημιουργία (Συναντήσεων) εμφανίζει τους ακόλουθους επιμέρους πίνακες: </text:p>
          <text:p text:style-name="P4"><text:line-break/>Προγραμματισμός. Ο Προγραμματισμός υπο-πίνακα εμφανίζει λεπτομέρειες όπως το όνομα των συμμετεχόντων, την ημέρα και την ώρα της συνάντησης. Εάν άλλες συναντήσεις έχουν ήδη προγραμματιστεί, ο χρόνος απασχόλησης είναι αποκλεισμένος <text:s/>και με μπλε χρώμα. Εάν υπάρχουν προγραμματιστικές συγκρούσεις, ο χρόνος απασχόλησης εμφανίζεται ως καφέ τετράγωνο.</text:p>
          <text:p text:style-name="P4"><text:line-break/>Προσθήκη προσκεκλημένου. Χρησιμοποιήστε την υπο-ομάδα Προσθήκη Προσκεκλημένου για να βρείτε τους χρήστες που θέλετε να προσκαλέσετε, όπως περιγράφεται στην ενότητα Προσθήκη προσκεκλημένου.</text:p>
          <text:p text:style-name="P4"/>
          <text:section text:style-name="Sect1" text:name="section_4">
            <text:p text:style-name="P3">Για να προγραμματίσετε μια συνάντηση </text:p>
            <text:p text:style-name="P2"/>
            <table:table table:name="Πίνακας1" table:style-name="Πίνακας1">
              <table:table-column table:style-name="Πίνακας1.A"/>
              <table:table-column table:style-name="Πίνακας1.B"/>
              <table:table-row>
                <table:table-cell table:style-name="Πίνακας1.A1" office:value-type="string">
                  <text:p text:style-name="P9">1.</text:p>
                </table:table-cell>
                <table:table-cell table:style-name="Πίνακας1.A1" office:value-type="string">
                  <text:p text:style-name="P8">Επιλέξτε Πρόγραμμα Συνάντησης από τη γραμμή Ενεργειών της καρτέλας Συναντήσεων.</text:p>
                </table:table-cell>
              </table:table-row>
            </table:table>
            <table:table table:name="Πίνακας2" table:style-name="Πίνακας2">
              <table:table-column table:style-name="Πίνακας2.A"/>
              <table:table-column table:style-name="Πίνακας2.B"/>
              <table:table-row>
                <table:table-cell table:style-name="Πίνακας2.A1" office:value-type="string">
                  <text:p text:style-name="P9">2.</text:p>
                </table:table-cell>
                <table:table-cell table:style-name="Πίνακας2.A1" office:value-type="string">
                  <text:p text:style-name="P8">Εισάγετε πληροφορίες στα ακόλουθα πεδία:</text:p>
                </table:table-cell>
              </table:table-row>
            </table:table>
            <text:p text:style-name="P11"/>
            <text:section text:style-name="Sect2" text:name="gt-res-c">
              <text:section text:style-name="Sect2" text:name="gt-res-p">
                <text:section text:style-name="Sect2" text:name="gt-res-data">
                  <text:section text:style-name="Sect2" text:name="gt-res-wrap">
                    <text:section text:style-name="Sect2" text:name="gt-res-content">
                      <text:p text:style-name="P1"><text:span text:style-name="T2"><text:line-break/><text:line-break/>Θέμα. Εισάγετε το θέμα της συζήτησης. <text:line-break/>Κατάσταση. Επιλέξτε μία από τις παρακάτω επιλογές από τις αναδυόμενες λίστες:<text:line-break/></text:span><text:span text:style-name="T3">Προγραμματισμένες. </text:span><text:span text:style-name="T2">Επιλέξτε αυτήν την επιλογή αν η συνάντηση έχει προγραμματιστεί να λάβει χώρα. <text:line-break/></text:span><text:span text:style-name="T3">Κρατημένη. </text:span><text:span text:style-name="T2">Αλλάξετε την κατάσταση από Προγραμματισμένη σε κράτηση αφού ολοκληρωθεί η συνάντηση.<text:line-break/></text:span><text:span text:style-name="T3">Μη κρατημένη. </text:span><text:span text:style-name="T2">Αλλάξετε την κατάσταση από Προγραμματισμένη σε μη κρατημένη αν η συνάντηση δεν είχε συμβεί για οποιοδήποτε λόγο. <text:line-break/>Ημερομηνία έναρξης. Κάντε κλικ στο εικονίδιο Ημερολόγιο και επιλέξτε την ημερομηνία ή εισάγετε τα δεδομένα χειροκίνητα. Επιλέξτε το χρόνο, σε ώρες και λεπτά, από τις παρακείμενες αναδυόμενες λίστες.<text:line-break/>Σχετικά με. Πληκτρολογήστε ή επιλέξτε το όνομα του σχετικού δίσκου, όπως ένα λογαριασμό, μια ευκαιρία ή μια επαφή από αυτήν την αναδυόμενη λίστα. <text:line-break/>Όταν πληκτρολογείτε ένα χαρακτήρα στο πεδίο, το σύστημα εκτελεί μια γρήγορη αναζήτηση των δυνατών τιμών και παρουσιάζει μια λίστα με τιμές που αρχίζουν με αυτό το χαρακτήρα. Πληκτρολογώντας πρόσθετους χαρακτήρες περιορίζει τα αποτελέσματα της αναζήτησης. Κατά την αναζήτηση για ένα όνομα, το Sugar σέβεται τη μορφή Εμφάνιση Ρυθμιζόμεν</text:span><text:span text:style-name="T4">ου Ονόματος στη σελίδα Προτιμήσεις Χρήστη. Εάν η ρύθμιση ορίζει "s f l " (Salutation First Last)), τότε το Sugar εμφανίζει μια λίστα με τα ονόματα που ξεκινούν με το καθορισμένο χαρακτήρα. Για παράδειγμα, αν εισάγετε "Α", το σύστημα εμφανίζει τα ονόματα αρχί</text:span><text:span text:style-name="T2">ζουν με "Α". Ομοίως, εάν η Εμφάνιση Ρυθμιζόμενου Ονόματος </text:span><text:span text:style-name="T4"><text:s/>ο</text:span><text:span text:style-name="T2">ρίζει«S L F», τότε το σύστημα εμφανίζει τα τελευταία ονόματα που αρχίζουν με "Α". <text:line-break/>Εάν ορίσετε έναν προεπιλεγμένο χρόνο για υπενθυμίσεις στη σελίδα Προτιμήσεις Χρήστη , το Sugar θα την εφαρμόσει στην περίπτωση που δεν έχετε ορίσει μια υπενθύμιση όταν δημιουργείτε μια κλήση ή μια συνάντηση. Ο προκαθορισμένος χρόνος θα εμφανιστεί στο Προβολή Λεπτομερειών αφού αποθηκεύσετε το αρχείο. Μπορείτε να το αλλάξετε στο Επεξεργασία Προβολής. <text:line-break/>Διάρκεια. Εισάγετε τον αριθμό ωρών στο γειτονικό πλαίσιο και επιλέξετε τον αριθμό των λεπτών από την αναδυόμενη λίστα.<text:line-break/>Τοποθεσία. Εισάγετε τον τόπο της συνάντησης.</text:span></text:p>
                    </text:section>
                  </text:section>
                </text:section>
              </text:section>
            </text:section>
            <text:p text:style-name="P10"/>
          </text:section>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etings - SugarCRM Support </dc:title>
    <dc:date>2014-07-21T19:14:46.449449398</dc:date>
    <meta:generator>LibreOffice/4.2.3.3$Linux_x86 LibreOffice_project/420m0$Build-3</meta:generator>
    <meta:editing-duration>PT6S</meta:editing-duration>
    <meta:editing-cycles>2</meta:editing-cycles>
    <meta:document-statistic meta:table-count="2" meta:image-count="0" meta:object-count="0" meta:page-count="1" meta:paragraph-count="19" meta:word-count="586" meta:character-count="4243" meta:non-whitespace-character-count="3646"/>
    <meta:user-defined meta:name=""/>
    <meta:user-defined meta:name="viewport">width=device-width</meta:user-defined>
  </office:meta>
</office:document-meta>
</file>